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  <table:table-cell/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  <table:table-cell/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  <table:table-cell/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  <table:table-cell/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  <table:table-cell/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VgGJ implementations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5<text:span text:style-name="T1">th</text:span></text:p>
          </table:table-cell>
          <table:table-cell office:value-type="string" calcext:value-type="string">
            <text:p>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p junctions and user intervention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age gated sodium and potassium channel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7<text:span text:style-name="T1">th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 – matrix format and parameter optimization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0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plotting feature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1<text:span text:style-name="T1">st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plotting features and yaml file for user configuration specification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2<text:span text:style-name="T1">nd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vgNa and vgK dynamics and yaml config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6<text:span text:style-name="T1">th</text:span></text:p>
          </table:table-cell>
          <table:table-cell office:value-type="string" calcext:value-type="string">
            <text:p>2pm to 11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carbonate buffer, HKATPase pump dynamics corrected. </text:p>
          </table:table-cell>
          <table:table-cell office:value-type="string" calcext:value-type="string">
            <text:p>H+ features</text:p>
          </table:table-cell>
          <table:table-cell/>
        </table:table-row>
        <table:table-row table:style-name="ro3">
          <table:table-cell office:value-type="string" calcext:value-type="string">
            <text:p>Feb 27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TP pump included. Finalized yaml configuration file.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8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gration of configuration file with code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March 5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ing CLI and bug fixing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March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o</text:p>
          </table:table-cell>
          <table:table-cell/>
        </table:table-row>
        <table:table-row table:style-name="ro3">
          <table:table-cell office:value-type="string" calcext:value-type="string">
            <text:p>March 7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o</text:p>
          </table:table-cell>
          <table:table-cell/>
        </table:table-row>
        <table:table-row table:style-name="ro3">
          <table:table-cell office:value-type="string" calcext:value-type="string">
            <text:p>March 8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o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 Time to Date</text:p>
          </table:table-cell>
          <table:table-cell table:formula="of:=SUM([.C4:.C37])" office:value-type="float" office:value="248" calcext:value-type="float">
            <text:p>248</text:p>
          </table:table-cell>
          <table:table-cell table:formula="of:=[.C38]/8" office:value-type="float" office:value="31" calcext:value-type="float">
            <text:p>31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Worked by Alexis to date</text:p>
          </table:table-cell>
        </table:table-row>
        <table:table-row table:style-name="ro3">
          <table:table-cell table:number-columns-repeated="2"/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Worked by Sess (Feb 1st to March 8<text:span text:style-name="T1">th</text:span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 Time Worked</text:p>
          </table:table-cell>
          <table:table-cell/>
          <table:table-cell table:formula="of:=[.D38]+[.D39]" office:value-type="float" office:value="46" calcext:value-type="float">
            <text:p>46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AP and SC total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ime alloted 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Alloted Time</text:p>
          </table:table-cell>
        </table:table-row>
        <table:table-row table:style-name="ro2">
          <table:table-cell/>
          <table:table-cell office:value-type="string" calcext:value-type="string">
            <text:p>Use overflow at en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Overflow from end of project list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Requested Allotment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 calcext:value-type="string">
            <text:p>Feb 13<text:span text:style-name="T1">th</text:span></text:p>
          </table:table-cell>
          <table:table-cell office:value-type="string" calcext:value-type="string">
            <text:p>2 to 6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3">
          <table:table-cell office:value-type="string" calcext:value-type="string">
            <text:p>Feb 14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3">
          <table:table-cell office:value-type="string" calcext:value-type="string">
            <text:p>Feb 15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3">
          <table:table-cell office:value-type="string" calcext:value-type="string">
            <text:p>Feb 1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2" table:number-rows-repeated="104852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00-00-00</text:date>, <text:time style:data-style-name="N2" text:time-value="20:55:53.152800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3-08T20:57:45.819709230</dc:date>
    <dc:creator>Alexis Pietak</dc:creator>
    <meta:editing-duration>PT12H29M33S</meta:editing-duration>
    <meta:editing-cycles>52</meta:editing-cycles>
    <meta:document-statistic meta:table-count="1" meta:cell-count="205" meta:object-count="0"/>
  </office:meta>
</office:document-meta>
</file>